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5.973cm" table:align="left" fo:background-color="#ffffff">
        <style:background-image/>
      </style:table-properties>
    </style:style>
    <style:style style:name="表格1.A" style:family="table-column">
      <style:table-column-properties style:column-width="3.113cm"/>
    </style:style>
    <style:style style:name="表格1.B" style:family="table-column">
      <style:table-column-properties style:column-width="2.859cm"/>
    </style:style>
    <style:style style:name="表格1.A1" style:family="table-cell">
      <style:table-cell-properties style:vertical-align="middle" fo:padding="0.212cm" fo:border="0.05pt solid #dddddd"/>
    </style:style>
    <style:style style:name="表格2" style:family="table">
      <style:table-properties style:width="7.749cm" table:align="left" fo:background-color="#ffffff">
        <style:background-image/>
      </style:table-properties>
    </style:style>
    <style:style style:name="表格2.A" style:family="table-column">
      <style:table-column-properties style:column-width="2.667cm"/>
    </style:style>
    <style:style style:name="表格2.B" style:family="table-column">
      <style:table-column-properties style:column-width="5.082cm"/>
    </style:style>
    <style:style style:name="表格2.A1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4d4d" fo:letter-spacing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4d4d" fo:letter-spacing="normal" style:font-name-asian="Microsoft YaHei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4d4d" fo:letter-spacing="normal" officeooo:rsid="0020f707" officeooo:paragraph-rsid="0020f707" style:font-name-asian="Microsoft YaHei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fo:letter-spacing="normal" fo:font-weight="bold" officeooo:rsid="0020f707" officeooo:paragraph-rsid="0020f707" style:font-name-asian="Microsoft YaHei" style:font-size-asian="12pt" style:font-style-asian="normal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weight="normal" officeooo:rsid="0020f707" officeooo:paragraph-rsid="0020f707" style:font-name-asian="Microsoft YaHei" style:font-size-asian="12pt" style:font-style-asian="normal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able_20_Contents">
      <style:paragraph-properties style:line-height-at-least="0.529cm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4d4d" style:font-name="Microsoft YaHei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4d4d" fo:letter-spacing="normal" style:font-name-asian="Microsoft YaHei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weight="normal" officeooo:rsid="0020f707" officeooo:paragraph-rsid="0020f707" style:font-name-asian="Microsoft YaHei" style:font-size-asian="12pt" style:font-style-asian="normal" style:font-weight-asian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weight="normal" officeooo:rsid="0027eed4" officeooo:paragraph-rsid="0027eed4" style:font-name-asian="Microsoft YaHei" style:font-size-asian="12pt" style:font-style-asian="normal" style:font-weight-asian="normal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officeooo:paragraph-rsid="0027eed4" style:font-name-asian="Microsoft YaHei" style:font-size-asian="12pt" style:font-style-asian="normal" style:font-weight-asian="normal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-asian="Microsoft YaHei" style:font-size-asian="12pt" style:font-style-asian="normal" style:font-weight-asian="normal"/>
    </style:style>
    <style:style style:name="T3" style:family="text">
      <style:text-properties officeooo:rsid="0020f707"/>
    </style:style>
    <style:style style:name="T4" style:family="text">
      <style:text-properties fo:font-variant="normal" fo:text-transform="none" style:font-name="Microsoft YaHei" fo:font-size="10.5pt" fo:letter-spacing="normal" fo:font-style="normal" fo:font-weight="bold" loext:padding="0cm" loext:border="none"/>
    </style:style>
    <style:style style:name="T5" style:family="text">
      <style:text-properties fo:font-variant="normal" fo:text-transform="none" fo:letter-spacing="normal" style:font-name-asian="Microsoft YaHei" style:font-size-asian="10.5pt" style:font-style-asian="normal" style:font-weight-asian="bold" loext:padding="0cm" loext:border="none"/>
    </style:style>
    <style:style style:name="T6" style:family="text">
      <style:text-properties fo:color="#2f2f2f" style:font-name-asian="apple-system"/>
    </style:style>
    <style:style style:name="T7" style:family="text">
      <style:text-properties fo:color="#2f2f2f" style:font-name-asian="apple-system" style:font-weight-asian="bold"/>
    </style:style>
    <style:style style:name="T8" style:family="text">
      <style:text-properties fo:color="#2f2f2f" style:font-name="apple-system" fo:font-size="12pt" fo:font-style="normal" fo:font-weight="bold"/>
    </style:style>
    <style:style style:name="T9" style:family="text">
      <style:text-properties fo:color="#2f2f2f" style:font-name="apple-system" fo:font-size="12pt" fo:font-style="normal" fo:font-weight="bold" style:font-name-asian="apple-system"/>
    </style:style>
    <style:style style:name="T10" style:family="text">
      <style:text-properties fo:color="#2f2f2f" style:font-name="apple-system" fo:font-size="12pt" fo:font-style="normal" fo:font-weight="normal" style:font-name-asian="apple-system" style:font-weight-asian="normal" style:font-weight-complex="normal"/>
    </style:style>
    <style:style style:name="T11" style:family="text">
      <style:text-properties fo:color="#2f2f2f" fo:font-weight="normal" style:font-name-asian="apple-system" style:font-weight-asian="normal" style:font-weight-complex="normal"/>
    </style:style>
    <style:style style:name="T12" style:family="text">
      <style:text-properties fo:color="#3194d0" style:text-line-through-style="none" style:text-line-through-type="none" style:font-name="apple-system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color="#3194d0" style:text-line-through-style="none" style:text-line-through-type="none" style:text-underline-style="none" style:text-blinking="false" fo:background-color="transparent" loext:char-shading-value="0" style:font-name-asian="apple-system" style:font-weight-asian="bold"/>
    </style:style>
    <style:style style:name="T14" style:family="text">
      <style:text-properties fo:font-weight="normal" officeooo:rsid="0027eed4" style:font-weight-complex="normal"/>
    </style:style>
    <style:style style:name="T15" style:family="text">
      <style:text-properties fo:color="#4f4f4f" style:font-size-asian="21pt" style:font-weight-asian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blog.csdn.net/hongtaolong/article/details/88688634" text:style-name="Internet_20_link" text:visited-style-name="Visited_20_Internet_20_Link"><text:span text:style-name="T1">https://blog.csdn.net/hongtaolong/article/details/88688634</text:span></text:a></text:p>
      <text:p text:style-name="P8"/>
      <text:p text:style-name="P1"><text:span text:style-name="T1">spring</text:span><text:span text:style-name="T2">中的</text:span><text:span text:style-name="T1">aop</text:span><text:span text:style-name="T2">使用动态代理增强，</text:span><text:span text:style-name="T1">mybatis</text:span><text:span text:style-name="T2">中使用动态代理生成</text:span><text:span text:style-name="T1">mapper</text:span><text:span text:style-name="T2">，动态代理主要有</text:span><text:span text:style-name="T1">JDK</text:span><text:span text:style-name="T2">和</text:span><text:span text:style-name="T1">CGLIB</text:span><text:span text:style-name="T2">两种方式。</text:span></text:p>
      <text:p text:style-name="P2"/>
      <text:p text:style-name="P2">动态代理：是使用反射和字节码的技术，在运行期创建指定接口或类的子类，以及其实例对象的技术，通过这个技术可以无侵入的为代码进行增强.</text:p>
      <text:p text:style-name="P2"/>
      <text:p text:style-name="P2"><text:span text:style-name="T1">mybatis</text:span>的使用中我们知道不需要创建<text:span text:style-name="T1">dao</text:span>中的<text:span text:style-name="T1">mapper</text:span>接口的子类，也能调用到相应的方法，其实就是生成的实现了<text:span text:style-name="T1">mapper</text:span>接口的动态的代理类.</text:p>
      <text:p text:style-name="P2"/>
      <text:p text:style-name="P2"><text:span text:style-name="T3">1.</text:span>jdk实现的动态代理由两个重要的成员组成，分别是Proxy、InvocationHandler</text:p>
      <text:p text:style-name="P2"/>
      <text:p text:style-name="P2">Proxy：是所有动态代理的父类，它提供了一个静态方法来创建动态代理的class对象和实例</text:p>
      <text:p text:style-name="P2"/>
      <text:p text:style-name="P2">InvocationHandler：每个动态代理实例都有一个关联的InvocationHandler，在代理实例上调用方法是，方法调用将被转发到InvocationHandler的invoke方法</text:p>
      <text:p text:style-name="P2"/>
      <text:p text:style-name="P3">2.CGLIB（Code Generation Library）是一个基于ASM的字节码生成库，它允许我们在运行时对字节码进行修改和动态生成。CGLIB通过继承的方式实现代理（局限，final方法是不能够被重写，所以它不能增强被final修饰的方法）</text:p>
      <text:p text:style-name="P3"/>
      <text:p text:style-name="P3">CGLIB的实现也有两个重要的成员组成，Enhancer、MethodInterceptor，其实这两个的使用和jdk实现的动态代理的Proxy、InvocationHandler非常相似</text:p>
      <text:p text:style-name="P3"/>
      <text:p text:style-name="P3">Enhancer：来指定要代理的目标对象，实际处理代理逻辑的对象，最终通过调用create（）方法得到代理对象、对这个对象所有的非final方法的调用都会转发给MethodInterceptor</text:p>
      <text:p text:style-name="P3"/>
      <text:p text:style-name="P3">MethodInterceptor：动态代理对象的方法调用都会转发到intercept方法进行增强.</text:p>
      <text:p text:style-name="P3"/>
      <text:p text:style-name="P4">1、JDK原声动态代理时java原声支持的、不需要任何外部依赖、但是它只能基于接口进行代理（因为它已经继承了proxy了，java不支持多继承）</text:p>
      <text:p text:style-name="P4"/>
      <text:p text:style-name="P4">2、CGLIB通过继承的方式进行代理、无论目标对象没有没实现接口都可以代理，但是无法处理final的情况（final修饰的方法不能被覆写）</text:p>
      <text:p text:style-name="P4"/>
      <text:p text:style-name="P5"><text:a xlink:type="simple" xlink:href="https://blog.csdn.net/weixin_36759405/article/details/82770422" text:style-name="Internet_20_link" text:visited-style-name="Visited_20_Internet_20_Link">https://blog.csdn.net/weixin_36759405/article/details/82770422</text:a></text:p>
      <text:p text:style-name="P5"/>
      <text:p text:style-name="P5">JDK动态代理：利用反射机制生成一个实现代理接口的匿名类，在调用具体方法前调用InvokeHandler来处理。</text:p>
      <text:p text:style-name="P5">CGlib动态代理：利用ASM（开源的Java字节码编辑库，操作字节码）开源包，将代理对象类的class文件加载进来，通过修改其字节码生成子类来处理。</text:p>
      <text:p text:style-name="P5"/>
      <text:p text:style-name="P5"><text:soft-page-break/>区别：JDK代理只能对实现接口的类生成代理；CGlib是针对类实现代理，对指定的类生成一个子类，并覆盖其中的方法，这种通过继承类的实现方式，不能代理final修饰的类。82770422 </text:p>
      <text:p text:style-name="P5"/>
      <text:p text:style-name="P5">1.JDK代理使用的是反射机制实现aop的动态代理，CGLIB代理使用字节码处理框架asm，通过修改字节码生成子类。所以jdk动态代理的方式创建代理对象效率较高，执行效率较低，cglib创建效率较低，执行效率高；2.JDK动态代理机制是委托机制，具体说动态实现接口类，在动态生成的实现类里面委托hanlder去调用原始实现类方法，CGLIB则使用的继承机制，具体说被代理类和代理类是继承关系，所以代理类是可以赋值给被代理类的，如果被代理类有接口，那么代理类也可以赋值给接口。</text:p>
      <text:p text:style-name="P5"/>
      <text:p text:style-name="P12"><text:span text:style-name="T14">反射：</text:span><text:bookmark text:name="反射是框架设计的灵魂"/><text:span text:style-name="T15">反射是框架设计的灵魂</text:span></text:p>
      <text:p text:style-name="P6"><text:span text:style-name="Strong_20_Emphasis"><text:span text:style-name="T5">（使用的前提条件：必须先得到代表的字节码的</text:span></text:span><text:span text:style-name="Strong_20_Emphasis"><text:span text:style-name="T4">Class</text:span></text:span><text:span text:style-name="Strong_20_Emphasis"><text:span text:style-name="T5">，</text:span></text:span><text:span text:style-name="Strong_20_Emphasis"><text:span text:style-name="T4">Class</text:span></text:span><text:span text:style-name="Strong_20_Emphasis"><text:span text:style-name="T5">类用于表示</text:span></text:span><text:span text:style-name="Strong_20_Emphasis"><text:span text:style-name="T4">.class</text:span></text:span><text:span text:style-name="Strong_20_Emphasis"><text:span text:style-name="T5">文件（字节码））</text:span></text:span></text:p>
      <text:p text:style-name="P11"/>
      <text:p text:style-name="P11"><text:a xlink:type="simple" xlink:href="https://baike.baidu.com/item/JAVA反射机制/6015990" office:target-frame-name="_blank" xlink:show="new" text:style-name="Internet_20_link" text:visited-style-name="Visited_20_Internet_20_Link"><text:span text:style-name="Strong_20_Emphasis"><text:span text:style-name="T12">JAVA</text:span></text:span></text:a><text:a xlink:type="simple" xlink:href="https://baike.baidu.com/item/JAVA反射机制/6015990" office:target-frame-name="_blank" xlink:show="new" text:style-name="Internet_20_link" text:visited-style-name="Visited_20_Internet_20_Link"><text:span text:style-name="Strong_20_Emphasis"><text:span text:style-name="T13">反射机制</text:span></text:span></text:a><text:span text:style-name="Strong_20_Emphasis"><text:span text:style-name="T7">是在运行状态中，对于任意一个类，都能够知道这个类的所有属性和方法；对于任意一个对象，都能够调用它的任意方法和属性；这种动态获取信息以及动态调用对象方法的功能称为</text:span></text:span><text:span text:style-name="Strong_20_Emphasis"><text:span text:style-name="T8">java</text:span></text:span><text:span text:style-name="Strong_20_Emphasis"><text:span text:style-name="T7">语言的反射机制。</text:span></text:span></text:p>
      <text:p text:style-name="P11"><text:span text:style-name="Strong_20_Emphasis"><text:span text:style-name="T7"/></text:span></text:p>
      <text:p text:style-name="P11"><text:span text:style-name="Strong_20_Emphasis"><text:span text:style-name="T7">与反射有关的类：</text:span></text:span></text:p>
      <text:p text:style-name="P11"><text:span text:style-name="Strong_20_Emphasis"><text:span text:style-name="T11">Class类：类的实体，在运行的Java应用程序中表示类的接口</text:span></text:span></text:p>
      <text:p text:style-name="P11"><text:span text:style-name="Strong_20_Emphasis"><text:span text:style-name="T11">Field类：类的成员变量（或类的属性）</text:span></text:span></text:p>
      <text:p text:style-name="P11"><text:span text:style-name="Strong_20_Emphasis"><text:span text:style-name="T11">Method类：类的方法</text:span></text:span></text:p>
      <text:p text:style-name="P11"><text:span text:style-name="Strong_20_Emphasis"><text:span text:style-name="T11">Constructor类：类的构造器。</text:span></text:span></text:p>
      <text:p text:style-name="P11"><text:span text:style-name="Strong_20_Emphasis"><text:span text:style-name="T11"/></text:span></text:p>
      <text:p text:style-name="P11"><text:span text:style-name="Strong_20_Emphasis"><text:span text:style-name="T11">Class类的</text:span></text:span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7">getClassLoader()</text:p>
          </table:table-cell>
          <table:table-cell table:style-name="表格1.A1" office:value-type="string">
            <text:p text:style-name="P7">获得类的加载器，在JDK动态代理中的invoke方法的第一个参数</text:p>
          </table:table-cell>
        </table:table-row>
      </table:table>
      <text:p text:style-name="P11"><text:span text:style-name="Strong_20_Emphasis"><text:span text:style-name="T11"/></text:span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7">getInterfaces()</text:p>
          </table:table-cell>
          <table:table-cell table:style-name="表格2.A1" office:value-type="string">
            <text:p text:style-name="P7">获得当前类实现的类或是接口</text:p>
          </table:table-cell>
        </table:table-row>
      </table:table>
      <text:p text:style-name="P11"><text:span text:style-name="Strong_20_Emphasis"><text:span text:style-name="T7">带有</text:span></text:span><text:span text:style-name="Strong_20_Emphasis"><text:span text:style-name="T9">Declared</text:span></text:span><text:span text:style-name="Strong_20_Emphasis"><text:span text:style-name="T7">修饰的方法可以反射到私有的方法，没有</text:span></text:span><text:span text:style-name="Strong_20_Emphasis"><text:span text:style-name="T9">Declared</text:span></text:span><text:span text:style-name="Strong_20_Emphasis"><text:span text:style-name="T7">修饰的只能用来反射公有的方法。</text:span></text:span><text:span text:style-name="Strong_20_Emphasis"><text:span text:style-name="T11">其他的</text:span></text:span><text:span text:style-name="Strong_20_Emphasis"><text:span text:style-name="T10">Annotation</text:span></text:span><text:span text:style-name="Strong_20_Emphasis"><text:span text:style-name="T11">、</text:span></text:span><text:span text:style-name="Strong_20_Emphasis"><text:span text:style-name="T10">Field</text:span></text:span><text:span text:style-name="Strong_20_Emphasis"><text:span text:style-name="T11">、</text:span></text:span><text:span text:style-name="Strong_20_Emphasis"><text:span text:style-name="T10">Constructor</text:span></text:span><text:span text:style-name="Strong_20_Emphasis"><text:span text:style-name="T11">也是如此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30:13.918120393</meta:creation-date>
    <dc:date>2019-07-26T18:34:38.743462787</dc:date>
    <meta:editing-duration>PT28M29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2" meta:paragraph-count="32" meta:word-count="1294" meta:character-count="1907" meta:non-whitespace-character-count="1904"/>
  </office:meta>
</office:document-meta>
</file>